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font-weight="bold"/>
    </style:style>
    <style:style style:name="P4" style:family="paragraph" style:parent-style-name="Standard">
      <style:paragraph-properties fo:text-align="justify" style:justify-single-word="false"/>
    </style:style>
    <style:style style:name="P5" style:family="paragraph" style:parent-style-name="Text_20_body">
      <style:text-properties fo:font-weight="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margin-top="0cm" fo:margin-bottom="0cm" loext:contextual-spacing="false" fo:text-align="center" style:justify-single-word="false"/>
    </style:style>
    <style:style style:name="P9" style:family="paragraph" style:parent-style-name="Text_20_body">
      <style:paragraph-properties fo:margin-top="0cm" fo:margin-bottom="0cm" loext:contextual-spacing="false" fo:text-align="start" style:justify-single-word="false"/>
    </style:style>
    <style:style style:name="P10" style:family="paragraph" style:parent-style-name="Text_20_body">
      <style:paragraph-properties fo:margin-top="0cm" fo:margin-bottom="0cm" loext:contextual-spacing="false" fo:text-align="start" style:justify-single-word="false"/>
      <style:text-properties fo:language="en" fo:country="US"/>
    </style:style>
    <style:style style:name="P11" style:family="paragraph" style:parent-style-name="Text_20_body">
      <style:paragraph-properties fo:margin-top="0cm" fo:margin-bottom="0cm" loext:contextual-spacing="false" fo:text-align="start" style:justify-single-word="false"/>
      <style:text-properties fo:language="en" fo:country="US" fo:font-weight="bold"/>
    </style:style>
    <style:style style:name="T1" style:family="text">
      <style:text-properties fo:font-weight="bold"/>
    </style:style>
    <style:style style:name="T2" style:family="text">
      <style:text-properties fo:language="en" fo:country="US"/>
    </style:style>
    <style:style style:name="T3" style:family="text">
      <style:text-properties fo:language="en" fo:country="U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following resources can be used to find data about volume of trade, patterns of trade and information about current commercial agreements, signed or under negotiation related to Colombia or around the world:</text:p>
      <text:p text:style-name="P3"><text:bookmark text:name="yui_3_17_2_1_1624027307983_1378"/><text:bookmark text:name="yui_3_17_2_1_1624027307983_1379"/><text:bookmark text:name="yui_3_17_2_1_1624027307983_1380"/><text:bookmark text:name="yui_3_17_2_1_1624027307983_1381"/></text:p>
      <text:p text:style-name="Text_20_body"><text:bookmark text:name="yui_3_17_2_1_1624027307983_1382"/><text:bookmark text:name="yui_3_17_2_1_1624027307983_1383"/><text:span text:style-name="T1">Resource 1: Ministerio de Industria, comercio y turismo de Colombia - Mincit (</text:span><text:bookmark text:name="yui_3_17_2_1_1624027307983_1384"/><text:bookmark text:name="yui_3_17_2_1_1624027307983_1385"/><text:a xlink:type="simple" xlink:href="https://www.mincit.gov.co/" office:target-frame-name="_blank" xlink:show="new" text:style-name="Internet_20_link" text:visited-style-name="Visited_20_Internet_20_Link"><text:span text:style-name="T1">https://www.mincit.gov.co/</text:span></text:a><text:span text:style-name="T1">)</text:span></text:p>
      <text:p text:style-name="P1"><text:a xlink:type="simple" xlink:href="https://www.mincit.gov.co/" office:target-frame-name="_blank" xlink:show="new" text:style-name="Internet_20_link" text:visited-style-name="Visited_20_Internet_20_Link"><text:span text:style-name="T1">https://www.mincit.gov.co/</text:span></text:a> <text:span text:style-name="T1">&gt; </text:span>ESTUDIOS ECONÓMICOS &gt;  Seguimiento TLC &gt; Acuerdos comerciales vigentes</text:p>
      <text:p text:style-name="P1"><text:a xlink:type="simple" xlink:href="https://www.mincit.gov.co/" office:target-frame-name="_blank" xlink:show="new" text:style-name="Internet_20_link" text:visited-style-name="Visited_20_Internet_20_Link"><text:span text:style-name="T1">https://www.mincit.gov.co/</text:span></text:a> <text:span text:style-name="T1">&gt; </text:span>ESTUDIOS ECONÓMICOS &gt;  Seguimiento TLC &gt; Acuerdos comerciales firmados y negociados</text:p>
      <text:p text:style-name="P7">In the website of Mincit you will find information about current commercial agreements, signed or under negotiation related to Colombia.  </text:p>
      <text:p text:style-name="P3"/>
      <text:p text:style-name="Text_20_body"><text:span text:style-name="T1">Resource 2: The observatory of economic complexity - OEC (</text:span><text:a xlink:type="simple" xlink:href="https://oec.world/" office:target-frame-name="_blank" xlink:show="new" text:style-name="Internet_20_link" text:visited-style-name="Visited_20_Internet_20_Link"><text:span text:style-name="T1">https://oec.world/</text:span></text:a><text:span text:style-name="T1">)</text:span> </text:p>
      <text:p text:style-name="P8"><text:a xlink:type="simple" xlink:href="https://oec.world/" office:target-frame-name="_blank" xlink:show="new" text:style-name="Internet_20_link" text:visited-style-name="Visited_20_Internet_20_Link"><text:span text:style-name="T1">https://oec.world/</text:span></text:a> &gt; REPORTS &gt; Country to Country</text:p>
      <text:p text:style-name="P8"><text:a xlink:type="simple" xlink:href="https://oec.world/" office:target-frame-name="_blank" xlink:show="new" text:style-name="Internet_20_link" text:visited-style-name="Visited_20_Internet_20_Link"><text:span text:style-name="T1">https://oec.world/</text:span></text:a> &gt; REPORTS &gt; Countries</text:p>
      <text:p text:style-name="P8"/>
      <text:p text:style-name="P9">The OEC is the world’s leading online data visualization and distribution platform focused on the geography and dynamics of economic activities where you can explore <text:span text:style-name="T1">international trade data</text:span>. The OEC integrates and distributes data from a variety of sources to empower analysts in the private sector, public sector, and academia.</text:p>
      <text:p text:style-name="P9"/>
      <text:p text:style-name="P9">The OEC is currently designed and developed by Datawheel, but it began as a research project at MIT’s Collective Learning group (former Macro Connections Group). The OEC was the Master Thesis of Alex Simoes (2012), directed by Professor Cesar A. Hidalgo.In 2012 the OEC was spun out of MIT as an open source project. The OEC was refined throughout the years, expanding its technical and analytical capacities. </text:p>
      <text:p text:style-name="P9"/>
      <text:p text:style-name="P9">If you are interested in information about specific products you can explore also <text:a xlink:type="simple" xlink:href="https://oec.world/" office:target-frame-name="_blank" xlink:show="new" text:style-name="Internet_20_link" text:visited-style-name="Visited_20_Internet_20_Link"><text:span text:style-name="T1">https://oec.world/</text:span></text:a> &gt; REPORTS &gt; Products or <text:a xlink:type="simple" xlink:href="https://oec.world/" office:target-frame-name="_blank" xlink:show="new" text:style-name="Internet_20_link" text:visited-style-name="Visited_20_Internet_20_Link"><text:span text:style-name="T1">https://oec.world/</text:span></text:a> &gt; REPORTS &gt; Product in Country. Furthermore you can register in <text:a xlink:type="simple" xlink:href="https://oec.world/" office:target-frame-name="_blank" xlink:show="new" text:style-name="Internet_20_link" text:visited-style-name="Visited_20_Internet_20_Link"><text:span text:style-name="T1">https://oec.world/</text:span></text:a> &gt; REGISTER if you want <text:span text:style-name="T2">to receive more information from OEC.</text:span></text:p>
      <text:p text:style-name="P10"/>
      <text:p text:style-name="P10"/>
      <text:p text:style-name="P11">Resource 3: The Harmonized Commodity Description and Coding System, also known as the Harmonized System (HS)</text:p>
      <text:p text:style-name="P11"/>
      <text:p text:style-name="P8"><text:a xlink:type="simple" xlink:href="https://youtu.be/KcwBtVNamwM" office:target-frame-name="_blank" xlink:show="new" text:style-name="Internet_20_link" text:visited-style-name="Visited_20_Internet_20_Link"><text:span text:style-name="T3">https://youtu.be/KcwBtVNamwM</text:span></text:a></text:p>
      <text:p text:style-name="P9"><text:span text:style-name="T2">This is a video from the International Trade Administration (ITA) of the United States Department of Commerce that explains in a succinct way the </text:span><text:span text:style-name="T3">Harmonized System (HS)</text:span><text:span text:style-name="T2"> used to classify traded products. After you see the video you can check out </text:span><text:a xlink:type="simple" xlink:href="https://www.dian.gov.co/" text:style-name="Internet_20_link" text:visited-style-name="Visited_20_Internet_20_Link"><text:span text:style-name="T3">https://www.dian.gov.co/</text:span></text:a><text:span text:style-name="T2">  &gt; Servicios a la </text:span><text:soft-page-break/><text:span text:style-name="T2">ciudadanía &gt; Servicios aduaneros &gt; Consulta Arancel for more information about the </text:span><text:span text:style-name="T3">Harmonized System (HS)</text:span><text:span text:style-name="T2"> in spanish and for Colombia. However take into account that the first 6 digits from the </text:span><text:span text:style-name="T3">Harmonized System (HS)</text:span><text:span text:style-name="T2">  are the same around the world.</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06-18T09:42:20.332302882</dc:date>
    <meta:editing-duration>PT40M3S</meta:editing-duration>
    <meta:editing-cycles>16</meta:editing-cycles>
    <meta:generator>LibreOffice/6.4.7.2$Linux_X86_64 LibreOffice_project/40$Build-2</meta:generator>
    <meta:document-statistic meta:table-count="0" meta:image-count="0" meta:object-count="0" meta:page-count="2" meta:paragraph-count="14" meta:word-count="375" meta:character-count="2530" meta:non-whitespace-character-count="2161"/>
  </office:meta>
</office:document-meta>
</file>